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891cm" svg:height="14cm" svg:x="1.4cm" svg:y="2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57:39.440000000</meta:creation-date>
    <dc:date>2017-02-23T17:07:59.288000000</dc:date>
    <meta:editing-duration>PT3M17S</meta:editing-duration>
    <meta:editing-cycles>5</meta:editing-cycles>
    <meta:generator>LibreOfficeDev/5.4.0.0.alpha0$Windows_x86 LibreOffice_project/ed9af1e4ac0ec6c0371213ea99be62059938ac1b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iberation Mono'" style:font-style-name="Regular" style:font-family-generic="modern" style:font-pitch="fixed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family="'Liberation Mono'" style:font-style-name="Regular" style:font-family-generic="modern" style:font-pitch="fixed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Liberation Mono'" style:font-style-name="Regular" style:font-family-generic="modern" style:font-pitch="fixed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fff00" draw:fill-color="#7ff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7fff" draw:fill-color="#007f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892cm" svg:height="14.001cm" xlink:href="." xlink:type="simple" chart:class="chart:line" chart:style-name="ch1">
        <chart:legend chart:legend-position="start" svg:x="0.21cm" svg:y="6.06cm" style:legend-expansion="high" chart:style-name="ch2"/>
        <chart:plot-area chart:style-name="ch3" chart:data-source-has-labels="both" svg:x="2.264cm" svg:y="0.28cm" svg:width="22.131cm" svg:height="13.441cm">
          <chartooo:coordinate-region svg:x="2.727cm" svg:y="0.453cm" svg:width="21.349cm" svg:height="12.674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series chart:style-name="ch9" chart:values-cell-range-address="local-table.$D$2:.$D$10" chart:label-cell-address="local-table.$D$1" chart:class="chart:line">
            <chart:data-point chart:repeated="9"/>
          </chart:series>
          <chart:series chart:style-name="ch10" chart:values-cell-range-address="local-table.$E$2:.$E$10" chart:label-cell-address="local-table.$E$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</text:p>
              </table:table-cell>
              <table:table-cell office:value-type="string">
                <text:p>BB</text:p>
              </table:table-cell>
              <table:table-cell office:value-type="string">
                <text:p>CC</text:p>
              </table:table-cell>
              <table:table-cell office:value-type="string">
                <text:p>D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ed9af1e4ac0ec6c0371213ea99be62059938ac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